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1.8807in"/>
    </style:style>
    <style:style style:name="co3" style:family="table-column">
      <style:table-column-properties fo:break-before="auto" style:column-width="5.0929in"/>
    </style:style>
    <style:style style:name="co4" style:family="table-column">
      <style:table-column-properties fo:break-before="auto" style:column-width="3.79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453in" fo:break-before="auto" style:use-optimal-row-height="true"/>
    </style:style>
    <style:style style:name="ro2" style:family="table-row">
      <style:table-row-properties style:row-height="1.0362in" fo:break-before="auto" style:use-optimal-row-height="true"/>
    </style:style>
    <style:style style:name="ro3" style:family="table-row">
      <style:table-row-properties style:row-height="0.8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 fo:margin-left="0in"/>
      <style:text-properties style:font-name="Courier Ne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4" style:family="table-cell" style:parent-style-name="Default">
      <style:table-cell-properties fo:border="0.0008in solid #000000" style:vertical-align="middle"/>
      <style:text-properties style:font-name="Courier New" fo:font-size="8pt" style:font-size-asian="8pt" style:font-size-complex="8pt"/>
    </style:style>
    <style:style style:name="ce5" style:family="table-cell" style:parent-style-name="Default">
      <style:table-cell-properties style:vertical-align="top"/>
      <style:text-properties style:font-name="Courier New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EL Offset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1019" table:default-cell-style-name="ce3"/>
        <table:table-row table:style-name="ro1">
          <table:table-cell table:style-name="ce1" office:value-type="string" table:number-columns-spanned="4" table:number-rows-spanned="1">
            <text:p>List Offsets</text:p>
          </table:table-cell>
          <table:covered-table-cell table:style-name="ce1"/>
          <table:covered-table-cell table:style-name="ce1"/>
          <table:covered-table-cell table:style-name="ce1"/>
          <table:table-cell table:style-name="ce5"/>
          <table:table-cell table:number-columns-repeated="1019"/>
        </table:table-row>
        <table:table-row table:style-name="ro1">
          <table:table-cell table:style-name="ce1"/>
          <table:table-cell table:style-name="ce1" office:value-type="string">
            <text:p>List 0</text:p>
          </table:table-cell>
          <table:table-cell table:style-name="ce1" office:value-type="string">
            <text:p>List 20</text:p>
          </table:table-cell>
          <table:table-cell table:style-name="ce1" office:value-type="string">
            <text:p>List 100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2" office:value-type="string">
            <text:p>Server</text:p>
          </table:table-cell>
          <table:table-cell table:style-name="ce4" office:value-type="string">
            <text:p>07-00-00-30</text:p>
          </table:table-cell>
          <table:table-cell table:style-name="ce4" table:number-columns-repeated="2"/>
          <table:table-cell table:style-name="ce5"/>
          <table:table-cell table:number-columns-repeated="1019"/>
        </table:table-row>
        <table:table-row table:style-name="ro2">
          <table:table-cell table:style-name="ce2" office:value-type="string">
            <text:p>CN v101</text:p>
          </table:table-cell>
          <table:table-cell table:style-name="ce4" office:value-type="string">
            <text:p>0C-00-00-30-A8-ED-F1-47</text:p>
          </table:table-cell>
          <table:table-cell table:style-name="ce4" office:value-type="string">
            <text:p>DD-89-76-AB-07-00-00-00-E7-3F-D0-88-EA-38-BB-A9-ED-F1-47</text:p>
          </table:table-cell>
          <table:table-cell table:style-name="ce4" office:value-type="string">
            <text:p>9F-67-35-EE-5C-00-00-00-21-E6-8C-85-6B-FE-10-4E-</text:p>
            <text:p>9C-82-9B-EF-CC-54-59-4D-3C-F1-38-B1-51-C2-04-4C-</text:p>
            <text:p>13-63-53-58-E2-4C-80-56-25-E2-8C-9D-13-FA-1C-07-</text:p>
            <text:p>98-82-D2-D2-28-5C-41-B8-CD-29-30-A9-35-CA-10-44-</text:p>
            <text:p>13-43-93-28-EA-4C-98-56-2D-FA-84-8D-77-3A-79-62-</text:p>
            <text:p>99-97-8F-DF-04-8C-51-25-34-91-34-A9-5D-CE-7C-48-</text:p>
            <text:p>1B-7F-93-EC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2" office:value-type="string">
            <text:p>PWI v456</text:p>
          </table:table-cell>
          <table:table-cell table:style-name="ce4" office:value-type="string">
            <text:p>21-00-00-30-7B-22-0B-4D</text:p>
          </table:table-cell>
          <table:table-cell table:style-name="ce4" office:value-type="string">
            <text:p>DD-89-76-AB-08-00-00-00-FD-33-DB-8E-E2-39-C7-EF-7C-22-0B-4D</text:p>
          </table:table-cell>
          <table:table-cell table:style-name="ce4" office:value-type="string">
            <text:p>9F-67-35-EE-56-00-00-00-21-E6-8C-D4-2A-FA-4D-0B-</text:p>
            <text:p>E9-DB-93-AE-CC-54-59-4D-3C-ED-38-AD-51-C2-04-4C-</text:p>
            <text:p>13-67-57-58-E2-4C-80-56-25-E2-8C-9D-13-FE-08-07-</text:p>
            <text:p>B0-82-EA-D2-C1-2D-30-38-31-BC-29-6D-21-CA-20-44-</text:p>
            <text:p>07-7B-47-20-F6-54-44-4F-74-EF-85-FC-1A-83-00-C7-</text:p>
            <text:p>B8-9E-C2-DE-00-48-2D-35-44-E1-38-BD-E5-02</text:p>
          </table:table-cell>
          <table:table-cell table:style-name="ce5"/>
          <table:table-cell table:number-columns-repeated="1019"/>
        </table:table-row>
        <table:table-row table:style-name="ro3">
          <table:table-cell table:style-name="ce2" office:value-type="string">
            <text:p>CN v578</text:p>
          </table:table-cell>
          <table:table-cell table:style-name="ce4" office:value-type="string">
            <text:p>34-00-00-30-01-3E-14-4D</text:p>
          </table:table-cell>
          <table:table-cell table:style-name="ce4" office:value-type="string">
            <text:p>DD-89-76-AB-0A-00-00-00-F2-23-D9-94-E5-31-D1-94-E5-31-01-3E-14-4D</text:p>
          </table:table-cell>
          <table:table-cell table:style-name="ce4" office:value-type="string">
            <text:p>9F-67-35-EE-52-00-00-00-21-E6-8C-D4-2A-FA-04-27-</text:p>
            <text:p>A8-D7-DA-AA-CC-9D-D4-B8-30-FD-3C-AD-CC-BA-24-54-</text:p>
            <text:p>D6-1F-53-3C-E2-50-FC-5E-21-E6-A8-E1-67-F2-0C-27-</text:p>
            <text:p>C4-82-EE-AE-00-8C-51-31-18-E5-3C-B1-2D-CA-0C-54-</text:p>
            <text:p>D3-42-46-2D-87-35-D9-77-44-9F-D5-59-63-E6-00-7F-</text:p>
            <text:p>B0-86-B2-AA-74-48-5D-3D-FC-29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6">01/06/2011</text:date>, <text:time>21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6T13:32:16.11</meta:creation-date>
    <dc:date>2011-01-06T21:17:36.57</dc:date>
    <meta:editing-duration>PT01H27M04S</meta:editing-duration>
    <meta:editing-cycles>4</meta:editing-cycles>
    <meta:generator>OpenOffice.org/3.2$Win32 OpenOffice.org_project/320m18$Build-9502</meta:generator>
    <meta:document-statistic meta:table-count="1" meta:cell-count="18" meta:object-count="0"/>
  </office:meta>
</office:document-meta>
</file>